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loxi Script" svg:font-family="'Biloxi Scrip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loxi Script" fo:font-size="12pt" officeooo:rsid="00081da2" officeooo:paragraph-rsid="00081da2" style:font-size-asian="12pt" style:font-size-complex="12pt"/>
    </style:style>
    <style:style style:name="P2" style:family="paragraph" style:parent-style-name="Standard">
      <style:text-properties style:font-name="Times New Roman" fo:font-size="12pt" style:text-underline-style="none" officeooo:rsid="000b4eeb" officeooo:paragraph-rsid="0019c4c5" style:font-size-asian="12pt" style:font-size-complex="12pt"/>
    </style:style>
    <style:style style:name="P3" style:family="paragraph" style:parent-style-name="Standard">
      <style:text-properties style:font-name="Times New Roman" fo:font-size="12pt" style:text-underline-style="none" officeooo:rsid="000b4eeb" officeooo:paragraph-rsid="000b4eeb" style:font-size-asian="12pt" style:font-size-complex="12pt"/>
    </style:style>
    <style:style style:name="P4" style:family="paragraph" style:parent-style-name="Standard">
      <style:text-properties style:font-name="Times New Roman" fo:font-size="12pt" style:text-underline-style="none" officeooo:rsid="002ab886" officeooo:paragraph-rsid="002ab886" style:font-size-asian="12pt" style:font-size-complex="12pt"/>
    </style:style>
    <style:style style:name="P5" style:family="paragraph" style:parent-style-name="Standard">
      <style:text-properties style:font-name="Times New Roman" fo:font-size="12pt" style:text-underline-style="none" officeooo:rsid="001d8974" officeooo:paragraph-rsid="00206843" style:font-size-asian="12pt" style:font-size-complex="12pt"/>
    </style:style>
    <style:style style:name="P6" style:family="paragraph" style:parent-style-name="Standard">
      <style:text-properties style:font-name="Times New Roman" fo:font-size="12pt" style:text-underline-style="none" officeooo:rsid="00291cfe" officeooo:paragraph-rsid="00291cfe" style:font-size-asian="12pt" style:font-size-complex="12pt"/>
    </style:style>
    <style:style style:name="P7" style:family="paragraph" style:parent-style-name="Standard">
      <style:text-properties style:font-name="Times New Roman" fo:font-size="12pt" fo:font-style="italic" style:text-underline-style="none" officeooo:rsid="001f24dc" officeooo:paragraph-rsid="001f24dc" style:font-size-asian="12pt" style:font-style-asian="italic" style:font-size-complex="12pt" style:font-style-complex="italic"/>
    </style:style>
    <style:style style:name="P8" style:family="paragraph" style:parent-style-name="Standard">
      <style:text-properties style:font-name="Times New Roman" fo:font-size="12pt" fo:font-style="normal" style:text-underline-style="none" officeooo:rsid="0020bb93" officeooo:paragraph-rsid="0020bb93" style:font-size-asian="12pt" style:font-style-asian="normal" style:font-size-complex="12pt" style:font-style-complex="normal"/>
    </style:style>
    <style:style style:name="P9" style:family="paragraph" style:parent-style-name="Standard">
      <style:text-properties style:font-name="Times New Roman" fo:font-size="12pt" fo:font-style="normal" style:text-underline-style="none" officeooo:rsid="0022ca0d" officeooo:paragraph-rsid="0022ca0d" style:font-size-asian="12pt" style:font-style-asian="normal" style:font-size-complex="12pt" style:font-style-complex="normal"/>
    </style:style>
    <style:style style:name="P10" style:family="paragraph" style:parent-style-name="Standard">
      <style:text-properties style:font-name="Times New Roman" fo:font-size="12pt" fo:font-style="normal" style:text-underline-style="none" officeooo:rsid="002421dd" officeooo:paragraph-rsid="002421dd" style:font-size-asian="12pt" style:font-style-asian="normal" style:font-size-complex="12pt" style:font-style-complex="normal"/>
    </style:style>
    <style:style style:name="P11" style:family="paragraph" style:parent-style-name="Standard">
      <style:text-properties style:font-name="Times New Roman" fo:font-size="12pt" fo:font-style="normal" style:text-underline-style="none" officeooo:rsid="001829a3" officeooo:paragraph-rsid="0025bf31" style:font-size-asian="12pt" style:font-style-asian="normal" style:font-size-complex="12pt" style:font-style-complex="normal"/>
    </style:style>
    <style:style style:name="P12" style:family="paragraph" style:parent-style-name="Standard">
      <style:text-properties style:font-name="Times New Roman" fo:font-size="12pt" fo:font-style="normal" style:text-underline-style="none" officeooo:rsid="00257e5e" officeooo:paragraph-rsid="00257e5e" style:font-size-asian="12pt" style:font-style-asian="normal" style:font-size-complex="12pt" style:font-style-complex="normal"/>
    </style:style>
    <style:style style:name="P13" style:family="paragraph" style:parent-style-name="Standard">
      <style:text-properties fo:font-size="12pt" officeooo:paragraph-rsid="001671f8" style:font-size-asian="12pt" style:font-size-complex="12pt"/>
    </style:style>
    <style:style style:name="P14" style:family="paragraph" style:parent-style-name="Standard">
      <style:text-properties fo:font-size="12pt" officeooo:rsid="001671f8" officeooo:paragraph-rsid="001671f8" style:font-size-asian="12pt" style:font-size-complex="12pt"/>
    </style:style>
    <style:style style:name="P15" style:family="paragraph" style:parent-style-name="Standard">
      <style:text-properties fo:font-size="12pt" officeooo:rsid="001c37d7" officeooo:paragraph-rsid="00206843" style:font-size-asian="12pt" style:font-size-complex="12pt"/>
    </style:style>
    <style:style style:name="P16" style:family="paragraph" style:parent-style-name="Standard">
      <style:text-properties style:font-name="Times New Roman" fo:font-size="12pt" style:text-underline-style="none" officeooo:rsid="000ec854" officeooo:paragraph-rsid="003291a7" style:font-size-asian="12pt" style:font-size-complex="12pt"/>
    </style:style>
    <style:style style:name="P17" style:family="paragraph" style:parent-style-name="Standard">
      <style:text-properties style:font-name="Times New Roman" fo:font-size="12pt" style:text-underline-style="none" officeooo:rsid="003291a7" officeooo:paragraph-rsid="003291a7" style:font-size-asian="12pt" style:font-size-complex="12pt"/>
    </style:style>
    <style:style style:name="T1" style:family="text">
      <style:text-properties officeooo:rsid="000c0a42"/>
    </style:style>
    <style:style style:name="T2" style:family="text">
      <style:text-properties officeooo:rsid="001671f8"/>
    </style:style>
    <style:style style:name="T3" style:family="text">
      <style:text-properties style:font-name="Times New Roman" style:text-underline-style="none"/>
    </style:style>
    <style:style style:name="T4" style:family="text">
      <style:text-properties style:font-name="Times New Roman" style:text-underline-style="none" officeooo:rsid="0010340f"/>
    </style:style>
    <style:style style:name="T5" style:family="text">
      <style:text-properties style:font-name="Times New Roman" style:text-underline-style="none" officeooo:rsid="001b87d2"/>
    </style:style>
    <style:style style:name="T6" style:family="text">
      <style:text-properties style:font-name="Times New Roman" style:text-underline-style="none" officeooo:rsid="00278956"/>
    </style:style>
    <style:style style:name="T7" style:family="text">
      <style:text-properties style:font-name="Times New Roman" style:text-underline-style="none" officeooo:rsid="00206843"/>
    </style:style>
    <style:style style:name="T8" style:family="text">
      <style:text-properties style:font-name="Times New Roman" style:text-underline-style="none" officeooo:rsid="001d8974"/>
    </style:style>
    <style:style style:name="T9" style:family="text">
      <style:text-properties style:font-name="Times New Roman" style:text-underline-style="none" officeooo:rsid="00312d45"/>
    </style:style>
    <style:style style:name="T10" style:family="text">
      <style:text-properties style:font-name="Times New Roman" fo:font-style="italic" style:text-underline-style="none" officeooo:rsid="002f5834" style:font-style-asian="italic" style:font-style-complex="italic"/>
    </style:style>
    <style:style style:name="T11" style:family="text">
      <style:text-properties style:font-name="Times New Roman" fo:font-style="italic" style:text-underline-style="none" officeooo:rsid="00206843" style:font-style-asian="italic" style:font-style-complex="italic"/>
    </style:style>
    <style:style style:name="T12" style:family="text">
      <style:text-properties officeooo:rsid="001b87d2"/>
    </style:style>
    <style:style style:name="T13" style:family="text">
      <style:text-properties officeooo:rsid="001b8ca9"/>
    </style:style>
    <style:style style:name="T14" style:family="text">
      <style:text-properties officeooo:rsid="00206843"/>
    </style:style>
    <style:style style:name="T15" style:family="text">
      <style:text-properties officeooo:rsid="0020bb93"/>
    </style:style>
    <style:style style:name="T16" style:family="text">
      <style:text-properties officeooo:rsid="0022ca0d"/>
    </style:style>
    <style:style style:name="T17" style:family="text">
      <style:text-properties officeooo:rsid="0023a8d5"/>
    </style:style>
    <style:style style:name="T18" style:family="text">
      <style:text-properties officeooo:rsid="00257e5e"/>
    </style:style>
    <style:style style:name="T19" style:family="text">
      <style:text-properties officeooo:rsid="002a65e7"/>
    </style:style>
    <style:style style:name="T20" style:family="text">
      <style:text-properties officeooo:rsid="002e343a"/>
    </style:style>
    <style:style style:name="T21" style:family="text">
      <style:text-properties officeooo:rsid="003291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4"/></text:p>
      <text:p text:style-name="P2">During the latter part of my undergraduate studies I had the opportunity to work at the office of research, innovation and development at the <text:span text:style-name="T19">U</text:span>niversity of Ghana as research assistant and <text:span text:style-name="T19">web master</text:span> for a year. <text:span text:style-name="T1">This gave me many insights on the area which I would like my future project to be centered. These are: L-fuzzy Concept analysis , Bioinformatics and database. During these period I sourced documents <text:s/>relating to boolean logics, fuzzy logics, genetic programming <text:s/>and my interest further aroused. </text:span></text:p>
      <text:p text:style-name="P3"/>
      <text:p text:style-name="P13"><text:span text:style-name="T4">I know graduate studies at </text:span><text:span text:style-name="T5">B</text:span><text:span text:style-name="T4">rock </text:span><text:span text:style-name="T5">university</text:span><text:span text:style-name="T4"> is versatile and will introduce me to new areas which will broaden my knowledge and understanding of the</text:span><text:span text:style-name="T5">se</text:span><text:span text:style-name="T4"> topics as </text:span><text:span text:style-name="T5">a </text:span><text:span text:style-name="T4">whole. <text:s/>My position as a research assistant reinforces my interests in the above topics. I was able to understand the important the use of fuzzy logic in the modern technologies and how it application can improve th</text:span><text:span text:style-name="T6">e</text:span><text:span text:style-name="T4"> economy growth of a country. I also I had the opportunity to read many articles <text:s/>and books on </text:span><text:span text:style-name="T5">the fuzzy concepts</text:span><text:span text:style-name="T4">. My main role was to </text:span>liaise <text:span text:style-name="T2">with technology transfer center <text:s/>and the general public to review research activities that needed grants and <text:s/>support from the university. This experience helped me to develop relevant skills in constructing questionnaires, managing my time effectively and writing succinctly.</text:span></text:p>
      <text:p text:style-name="P14"><text:s text:c="2"/></text:p>
      <text:p text:style-name="P15"><text:span text:style-name="T3">Specifically my research will be </text:span><text:span text:style-name="T7">focused </text:span><text:span text:style-name="T3">on </text:span><text:span text:style-name="T10">fuzzy logic approach to data analysis and </text:span><text:span text:style-name="T11">Information uncertainty handling in big data processing </text:span><text:span text:style-name="T3">. </text:span><text:span text:style-name="T8"><text:s/>In</text:span><text:span text:style-name="T3"> a world of continuously expanding </text:span><text:span text:style-name="T7">population, the volume, </text:span><text:span text:style-name="T9">velocity and the </text:span><text:span text:style-name="T7">value of data and data communication are increasing exponentially and as a result causes many uncertainty in representation, processing and analysis of big data which may not be a correct characterization of the actual system that is meant to represent.</text:span></text:p>
      <text:p text:style-name="P4"/>
      <text:p text:style-name="P5">Classical tools <text:span text:style-name="T14">over the years </text:span>enables useful data dissemination but the fuzzy approach <text:span text:style-name="T15">can </text:span><text:s/><text:span text:style-name="T14">helps to efficiently and flexible handles uncertainty in big data, thus enabling it to better satisfy the need of real world big data and improve organizational decisions. <text:s/>In particular, linguistic expressions and processing power of fuzzy logic is a unique tool </text:span>satisfies the demand on data in a human understandable form and actively support the human-computer interaction in the area of obtaining, analyzing, and monitorin<text:span text:style-name="T14">g big data.</text:span></text:p>
      <text:p text:style-name="P6"><text:s/></text:p>
      <text:p text:style-name="P5"/>
      <text:p text:style-name="P7">Future works</text:p>
      <text:p text:style-name="P7"/>
      <text:p text:style-name="P8">I feel that working to better society in a manner that utilizes one strength for maximal effects is of the highest <text:span text:style-name="T16">importance. As technology has grow more prevalent in our society. Efficiently analyzing data to get the most accuracy result has become more crucial to the international community as a whole.</text:span></text:p>
      <text:p text:style-name="P9">By performing this research <text:s/>I will be working to improve the efficiency and quality of many organizational data-based decisions such as statistical services, colleges etc. <text:s/>My research will make current vulnerabilities in big data analysis easier to prevent. Having completed this research I will be <text:span text:style-name="T17">prepared to continue working to creating a more effective algorithms to analyze, obtain and manage big data as I perform further research by consulting data-based organizations especially in Africa.</text:span></text:p>
      <text:p text:style-name="P9"/>
      <text:p text:style-name="P10">Throughout my academic and professional life I have strive to pursue this goal <text:span text:style-name="T18">of improving the accuracy of data analysis by even means I get. During my final year at the University of Ghana I was appointed as the electoral officer for the Computer Science student association, was during tenure that the department had one of the most peace elections due to almost accurate analysis and scrutiny of the electoral data. During long vacations I taught computer education and literacy in my hometown just create the awareness of the need of computers and it importance in an increasingly high-tech society.</text:span></text:p>
      <text:p text:style-name="P10"/>
      <text:p text:style-name="P11"><text:soft-page-break/>I am particularly keen to study at the department of computer science in the <text:span text:style-name="T20">U</text:span>niversity of <text:span text:style-name="T13">B</text:span>rock <text:span text:style-name="T13">university </text:span><text:s/>because of your research interests in particularly fuzzy logics <text:s/>I have contact<text:span text:style-name="T12">ed</text:span> Prof. Michael winter and <text:span text:style-name="T12">I already know </text:span>his reputation of excellent in th<text:span text:style-name="T12">is</text:span> field. The international reputation of the department attracts such a variety of students and I believe it will be a stimulating environment to st<text:span text:style-name="T12">u</text:span>dy at the master level. I have extensively gone through the university website and I believe the university can provide excellent working and recreational facilities for graduate studies.</text:p>
      <text:p text:style-name="P12"/>
      <text:p text:style-name="P12">I believe crucial as a member of global society that we take action to improve the conditions of humanity through whatever skill and passion we have available. My past experience demonstrates my desire to fulfill this goal and through my education and research at Brock I will be able to continue this pursuit to a greater effect.</text:p>
      <text:p text:style-name="P7"/>
      <text:p text:style-name="P7"/>
      <text:p text:style-name="P16"><text:s/><text:span text:style-name="T21">Client Id : Tauibcbb</text:span></text:p>
      <text:p text:style-name="P17"><text:s/>Client Secret : sgtfyt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iloxi Script" svg:font-family="'Biloxi Scrip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20:45:38.589267912</meta:creation-date>
    <meta:editing-duration>PT1H10M43S</meta:editing-duration>
    <meta:editing-cycles>10</meta:editing-cycles>
    <meta:generator>LibreOffice/4.2.8.2$Linux_X86_64 LibreOffice_project/420m0$Build-2</meta:generator>
    <dc:date>2015-09-11T15:32:15.972676795</dc:date>
    <meta:document-statistic meta:table-count="0" meta:image-count="0" meta:object-count="0" meta:page-count="2" meta:paragraph-count="15" meta:word-count="753" meta:character-count="4725" meta:non-whitespace-character-count="3951"/>
  </office:meta>
</office:document-meta>
</file>